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9pt" style:font-size-asian="19pt" style:font-size-complex="19pt"/>
    </style:style>
    <style:style style:name="P2" style:family="paragraph" style:parent-style-name="Standard">
      <style:text-properties fo:font-size="13pt" style:font-size-asian="13pt" style:font-size-complex="13pt"/>
    </style:style>
    <style:style style:name="P3" style:family="paragraph" style:parent-style-name="Standard">
      <style:paragraph-properties fo:text-align="justify" style:justify-single-word="false"/>
    </style:style>
    <style:style style:name="P4" style:family="paragraph" style:parent-style-name="Standard" style:master-page-name="Standard">
      <style:paragraph-properties style:page-number="1"/>
    </style:style>
    <style:style style:name="T1" style:family="text">
      <style:text-properties fo:font-size="19pt" style:font-size-asian="19pt" style:font-size-complex="19pt"/>
    </style:style>
    <style:style style:name="T2" style:family="text">
      <style:text-properties fo:font-size="13pt" style:font-size-asian="13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Innovative Solutions for Vaccine Distribution and Adverse Effects Monitoring</text:span></text:p>
      <text:p text:style-name="P1"/>
      <text:p text:style-name="Standard"><text:span text:style-name="T2">Introduction</text:span></text:p>
      <text:p text:style-name="P2"/>
      <text:p text:style-name="Standard">The global distribution of vaccines has become a critical issue in recent times, especially with the COVID-19 pandemic. Ensuring efficient distribution and monitoring of adverse effects are vital for public health. In this document, we propose innovative solutions that leverage advanced machine learning techniques like clustering and time series forecasting to enhance the vaccine distribution process and improve adverse effects monitoring.</text:p>
      <text:p text:style-name="Standard"/>
      <text:p text:style-name="Standard"><text:span text:style-name="T2">Problem Statement</text:span></text:p>
      <text:p text:style-name="Standard">Inefficient Vaccine Distribution: Current vaccine distribution systems may not always optimize the allocation of vaccines to regions with the greatest need.</text:p>
      <text:p text:style-name="Standard"/>
      <text:p text:style-name="Standard">Adverse Effects Monitoring: Accurate and real-time monitoring of adverse effects is crucial to ensure vaccine safety.</text:p>
      <text:p text:style-name="Standard"/>
      <text:p text:style-name="Standard"><text:span text:style-name="T2">Proposed Solutions</text:span></text:p>
      <text:p text:style-name="Standard">1. Vaccine Distribution Optimization</text:p>
      <text:p text:style-name="Standard">Solution: Implement Clustering Algorithms</text:p>
      <text:p text:style-name="P2"/>
      <text:p text:style-name="Standard"><text:span text:style-name="T2">Description:</text:span></text:p>
      <text:p text:style-name="Standard"/>
      <text:p text:style-name="Standard">Using clustering algorithms like K-Means or hierarchical clustering, we can group regions with similar characteristics (e.g., population density, infection rates, healthcare infrastructure) together. This approach allows for more targeted vaccine distribution strategies. The steps include:</text:p>
      <text:p text:style-name="Standard"/>
      <text:p text:style-name="Standard">Data Collection: Gather data on population demographics, healthcare infrastructure, and infection rates for each region.</text:p>
      <text:p text:style-name="Standard">Feature Engineering: Create relevant features that capture the characteristics of each region.</text:p>
      <text:p text:style-name="Standard">Clustering: Apply clustering algorithms to group regions into clusters based on similar characteristics.</text:p>
      <text:p text:style-name="Standard">Allocation Strategy: Allocate vaccines to each cluster based on the needs and characteristics of the regions within the cluster.</text:p>
      <text:p text:style-name="Standard"/>
      <text:p text:style-name="Standard"/>
      <text:p text:style-name="Standard"><text:soft-page-break/></text:p>
      <text:p text:style-name="Standard"/>
      <text:p text:style-name="Standard"/>
      <text:p text:style-name="Standard"><text:span text:style-name="T2">Benefits:</text:span></text:p>
      <text:p text:style-name="Standard"/>
      <text:p text:style-name="Standard">Improved vaccine allocation efficiency.</text:p>
      <text:p text:style-name="Standard">Better utilization of resources.</text:p>
      <text:p text:style-name="Standard">More equitable distribution.</text:p>
      <text:p text:style-name="Standard">2. Adverse Effects Monitoring</text:p>
      <text:p text:style-name="Standard">Solution: Time Series Forecasting</text:p>
      <text:p text:style-name="Standard"/>
      <text:p text:style-name="Standard"><text:span text:style-name="T2">Description:</text:span></text:p>
      <text:p text:style-name="Standard"/>
      <text:p text:style-name="Standard">Time series forecasting models can be used to predict the expected number of adverse effects following vaccine distribution. This involves:</text:p>
      <text:p text:style-name="Standard"/>
      <text:p text:style-name="Standard">Data Collection: Gather historical adverse effects data, including the type, severity, and time of occurrence.</text:p>
      <text:p text:style-name="Standard">Preprocessing: Clean and preprocess the data, handling missing values and outliers.</text:p>
      <text:p text:style-name="Standard">Time Series Analysis: Build time series forecasting models (e.g., ARIMA, LSTM) to predict adverse effects.</text:p>
      <text:p text:style-name="Standard">Real-time Monitoring: Continuously update the model with new data to provide real-time predictions.</text:p>
      <text:p text:style-name="Standard"/>
      <text:p text:style-name="Standard"><text:span text:style-name="T2">Benefits:</text:span></text:p>
      <text:p text:style-name="Standard"/>
      <text:p text:style-name="Standard">Early detection of potential adverse effects spikes.</text:p>
      <text:p text:style-name="Standard">Timely intervention and response to adverse effects.</text:p>
      <text:p text:style-name="Standard">Enhanced public trust in vaccination programs.</text:p>
      <text:p text:style-name="P2"/>
      <text:p text:style-name="Standard"><text:soft-page-break/><text:span text:style-name="T2">Implementation Plan</text:span></text:p>
      <text:p text:style-name="Standard">1. Vaccine Distribution Optimization</text:p>
      <text:p text:style-name="Standard">Data Collection: Collaborate with healthcare providers and organizations to gather relevant data.</text:p>
      <text:p text:style-name="Standard">Feature Engineering: Develop a feature set that encapsulates key region characteristics.</text:p>
      <text:p text:style-name="Standard">Clustering Algorithms: Implement and fine-tune clustering algorithms to create clusters.</text:p>
      <text:p text:style-name="Standard">Allocation Strategy: Devise a vaccine allocation strategy based on cluster characteristics.</text:p>
      <text:p text:style-name="Standard">2. Adverse Effects Monitoring</text:p>
      <text:p text:style-name="Standard">Data Collection: Collaborate with healthcare providers and agencies to access adverse effects data.</text:p>
      <text:p text:style-name="Standard">Data Preprocessing: Clean and preprocess the data to ensure accuracy.</text:p>
      <text:p text:style-name="Standard">Time Series Forecasting Models: Develop and train time series forecasting models.</text:p>
      <text:p text:style-name="Standard">Real-time Monitoring: Implement a system for real-time monitoring and alerts.</text:p>
      <text:p text:style-name="Standard"/>
      <text:p text:style-name="Standard"/>
      <text:p text:style-name="Standard"/>
      <text:p text:style-name="Standard"><text:span text:style-name="T2">Evaluation and Assessment</text:span></text:p>
      <text:p text:style-name="Standard">To assess the effectiveness of these solutions, the following metrics will be monitored and evaluated:</text:p>
      <text:p text:style-name="Standard"/>
      <text:p text:style-name="Standard">Vaccine Distribution Optimization</text:p>
      <text:p text:style-name="Standard">Vaccine Allocation Efficiency: Measure how well the allocation strategy performs in distributing vaccines to regions with the greatest need.</text:p>
      <text:p text:style-name="Standard">Resource Utilization: Evaluate the utilization of resources (vaccines) across different regions.</text:p>
      <text:p text:style-name="Standard">Equity: Assess the fairness of vaccine distribution across clusters.</text:p>
      <text:p text:style-name="Standard">Adverse Effects Monitoring</text:p>
      <text:p text:style-name="Standard">Prediction Accuracy: Evaluate the accuracy of adverse effects predictions.</text:p>
      <text:p text:style-name="Standard">Early Detection: Measure the system's ability to detect adverse effects spikes early.</text:p>
      <text:p text:style-name="Standard">Response Time: Assess the speed of response to adverse effects reports.</text:p>
      <text:p text:style-name="Standard"/>
      <text:p text:style-name="P3"><text:soft-page-break/><text:span text:style-name="T2">Conclusion</text:span></text:p>
      <text:p text:style-name="Standard">Innovative solutions like clustering for vaccine distribution optimization and time series forecasting for adverse effects monitoring can significantly enhance the efficiency and safety of vaccination programs. These approaches leverage advanced machine learning techniques to address critical challenges in public health. Implementation and evaluation of these solutions are essential steps toward better vaccine distribution and adverse effects monitoring.</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54" meta:word-count="582" meta:character-count="4504" meta:non-whitespace-character-count="3976"/>
    <meta:generator>LibreOfficeDev/6.0.5.2$Linux_X86_64 LibreOffice_project/</meta:generator>
  </office:meta>
</office:document-meta>
</file>